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language="es" fo:country="ES" officeooo:paragraph-rsid="0003b75c" style:language-asian="zxx" style:country-asian="none" style:language-complex="zxx" style:country-complex="none"/>
    </style:style>
    <style:style style:name="P2" style:family="paragraph" style:parent-style-name="Standard">
      <style:paragraph-properties fo:text-align="justify" style:justify-single-word="false"/>
      <style:text-properties fo:language="es" fo:country="ES" officeooo:paragraph-rsid="000564ec" style:language-asian="zxx" style:country-asian="none" style:language-complex="zxx" style:country-complex="none"/>
    </style:style>
    <style:style style:name="P3" style:family="paragraph" style:parent-style-name="Header">
      <style:text-properties officeooo:paragraph-rsid="0007d5c6"/>
    </style:style>
    <style:style style:name="P4" style:family="paragraph" style:parent-style-name="Text_20_body">
      <style:paragraph-properties fo:margin-left="0cm" fo:margin-right="0cm" fo:margin-top="0cm" fo:margin-bottom="0cm" style:contextual-spacing="false" style:line-height-at-least="0.381cm" fo:text-align="start" style:justify-single-word="false" fo:text-indent="0cm" style:auto-text-indent="false"/>
      <style:text-properties fo:language="es" fo:country="ES" officeooo:paragraph-rsid="000564ec" style:language-asian="zxx" style:country-asian="none" style:language-complex="zxx" style:country-complex="none"/>
    </style:style>
    <style:style style:name="P5" style:family="paragraph" style:parent-style-name="Text_20_body">
      <style:paragraph-properties fo:margin-left="3.958cm" fo:margin-right="0cm" fo:margin-top="0cm" fo:margin-bottom="0cm" style:contextual-spacing="false" style:line-height-at-least="0.381cm" fo:text-align="start" style:justify-single-word="false" fo:text-indent="0cm" style:auto-text-indent="false" fo:padding="0cm" fo:border="none"/>
      <style:text-properties fo:font-variant="normal" fo:text-transform="none" fo:color="#000000" style:font-name="Arial1" fo:font-size="7.19999980926514pt" fo:letter-spacing="normal" fo:language="es" fo:country="ES" fo:font-style="normal" fo:font-weight="normal" style:language-asian="zxx" style:country-asian="none" style:language-complex="zxx" style:country-complex="none"/>
    </style:style>
    <style:style style:name="P6" style:family="paragraph" style:parent-style-name="Text_20_body">
      <style:paragraph-properties fo:margin-left="3.958cm" fo:margin-right="0cm" fo:margin-top="0cm" fo:margin-bottom="0cm" style:contextual-spacing="false" style:line-height-at-least="0.381cm" fo:text-align="start" style:justify-single-word="false" fo:text-indent="0cm" style:auto-text-indent="false"/>
      <style:text-properties officeooo:paragraph-rsid="000658df"/>
    </style:style>
    <style:style style:name="P7" style:family="paragraph" style:parent-style-name="Text_20_body">
      <style:paragraph-properties fo:margin-left="3.958cm" fo:margin-right="0cm" fo:margin-top="0cm" fo:margin-bottom="0cm" style:contextual-spacing="false" style:line-height-at-least="0.381cm" fo:text-align="start" style:justify-single-word="false" fo:text-indent="0cm" style:auto-text-indent="false"/>
      <style:text-properties fo:language="es" fo:country="ES" style:language-asian="zxx" style:country-asian="none" style:language-complex="zxx" style:country-complex="none"/>
    </style:style>
    <style:style style:name="P8" style:family="paragraph" style:parent-style-name="Text_20_body">
      <style:paragraph-properties fo:margin-left="3.958cm" fo:margin-right="0cm" fo:margin-top="0cm" fo:margin-bottom="0cm" style:contextual-spacing="false" style:line-height-at-least="0.381cm" fo:text-align="start" style:justify-single-word="false" fo:text-indent="0cm" style:auto-text-indent="false"/>
      <style:text-properties fo:language="es" fo:country="ES" officeooo:paragraph-rsid="000658df" style:language-asian="zxx" style:country-asian="none" style:language-complex="zxx" style:country-complex="none"/>
    </style:style>
    <style:style style:name="P9" style:family="paragraph" style:parent-style-name="Text_20_body">
      <style:paragraph-properties fo:margin-left="0.042cm" fo:margin-right="0cm" fo:margin-top="0cm" fo:margin-bottom="0cm" style:contextual-spacing="false" style:line-height-at-least="0.381cm" fo:text-align="start" style:justify-single-word="false" fo:text-indent="0cm" style:auto-text-indent="false"/>
      <style:text-properties fo:language="es" fo:country="ES" officeooo:paragraph-rsid="000564ec" style:language-asian="zxx" style:country-asian="none" style:language-complex="zxx" style:country-complex="none"/>
    </style:style>
    <style:style style:name="P10" style:family="paragraph" style:parent-style-name="Text_20_body">
      <style:paragraph-properties fo:margin-left="0.042cm" fo:margin-right="0cm" fo:margin-top="0cm" fo:margin-bottom="0cm" style:contextual-spacing="false" style:line-height-at-least="0.381cm" fo:text-align="start" style:justify-single-word="false" fo:text-indent="0cm" style:auto-text-indent="false"/>
      <style:text-properties fo:language="es" fo:country="ES" officeooo:paragraph-rsid="000658df" style:language-asian="zxx" style:country-asian="none" style:language-complex="zxx" style:country-complex="none"/>
    </style:style>
    <style:style style:name="P11" style:family="paragraph" style:parent-style-name="Heading_20_1">
      <style:paragraph-properties fo:margin-left="3.958cm" fo:margin-right="0cm" fo:text-align="justify" style:justify-single-word="false" fo:text-indent="0cm" style:auto-text-indent="false"/>
      <style:text-properties fo:font-variant="normal" fo:text-transform="none" fo:color="#000000" style:font-name="Arial1" fo:font-size="12pt" fo:letter-spacing="normal" fo:language="es" fo:country="ES" fo:font-style="normal" fo:font-weight="normal" officeooo:paragraph-rsid="000564ec" style:language-asian="zxx" style:country-asian="none" style:language-complex="zxx" style:country-complex="none"/>
    </style:style>
    <style:style style:name="T1" style:family="text">
      <style:text-properties officeooo:rsid="0003b75c"/>
    </style:style>
    <style:style style:name="T2" style:family="text">
      <style:text-properties officeooo:rsid="000564ec"/>
    </style:style>
    <style:style style:name="T3" style:family="text">
      <style:text-properties fo:font-variant="normal" fo:text-transform="none" fo:color="#000000" style:font-name="Arial1" fo:font-size="7.19999980926514pt" fo:letter-spacing="normal" fo:font-style="normal" fo:font-weight="normal"/>
    </style:style>
    <style:style style:name="T4" style:family="text">
      <style:text-properties officeooo:rsid="000658df"/>
    </style:style>
    <style:style style:name="T5" style:family="text">
      <style:text-properties fo:language="es" fo:country="ES" officeooo:rsid="000658df" style:language-asian="zxx" style:country-asian="none" style:language-complex="zxx" style:country-complex="none"/>
    </style:style>
    <style:style style:name="T6" style:family="text">
      <style:text-properties officeooo:rsid="0007d5c6"/>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2" svg:x="11.105cm" svg:y="1.863cm" svg:width="6.623cm" svg:height="8.604cm" draw:z-index="0">
        <draw:image xlink:href="http://www.all-batteries.es/media/catalog/product/cache/2/image/9df78eab33525d08d6e5fb8d27136e95/A/M/AMP1003.jpg" xlink:type="simple" xlink:show="embed" xlink:actuate="onLoad"/>
      </draw:frame>
      <text:p text:style-name="P1"><text:span text:style-name="T1">Para el PFC es necesario un calculo del consumo </text:span><text:span text:style-name="T6">eléctrico</text:span><text:span text:style-name="T1"> y la potencia </text:span><text:span text:style-name="T6">máxima</text:span><text:span text:style-name="T1"> de nuestro dispositivo, que sera fundamental para </text:span><text:span text:style-name="T6">elegir</text:span><text:span text:style-name="T1"> convenientemente un sistema de fuente conmutada para alimentar nuestro dispositivo, así como el uso de una batería de respaldo.</text:span></text:p>
      <text:p text:style-name="P1"><text:span text:style-name="T1"/></text:p>
      <text:p text:style-name="P1"><text:span text:style-name="T1">Teniendo en cuenta que el sistema </text:span><text:span text:style-name="T6">dispondrá</text:span><text:span text:style-name="T1"> de estos dispositivos:</text:span></text:p>
      <text:p text:style-name="P1"><text:span text:style-name="T1"/></text:p>
      <text:p text:style-name="P1"><text:span text:style-name="T1">-Arduino Mega R3</text:span></text:p>
      <text:p text:style-name="P1"><text:span text:style-name="T1">-Arduino Leonardo</text:span></text:p>
      <text:p text:style-name="P1"><text:span text:style-name="T1">-Arduino Ethernet</text:span></text:p>
      <text:p text:style-name="P1"><text:span text:style-name="T1">-Raspberry como servidor web</text:span></text:p>
      <text:p text:style-name="P1"><text:span text:style-name="T1">-Raspberry como controlador principal.</text:span></text:p>
      <text:p text:style-name="P1"><text:span text:style-name="T1"/></text:p>
      <text:p text:style-name="P1"><text:span text:style-name="T1">El sistema dispone de otros </text:span><text:span text:style-name="T6">módulos</text:span><text:span text:style-name="T1">, como pantalla lcd, multiplexado u otros elementos </text:span><text:span text:style-name="T6">adicionales.</text:span><text:span text:style-name="T1"> Pero para la mayoría de estos dispositivos, el aporte </text:span><text:span text:style-name="T6">eléctrico</text:span><text:span text:style-name="T1"> viene directamente de los componentes anteriores como es el caso de la pantalla lcd, o el consumo energético es insignificante.</text:span></text:p>
      <text:p text:style-name="P1"><text:span text:style-name="T1"/></text:p>
      <text:p text:style-name="P1"><text:span text:style-name="T1">La información de consumo de los elementos es la siguiente:</text:span></text:p>
      <text:p text:style-name="P1"><text:span text:style-name="T1"/></text:p>
      <text:p text:style-name="P1"><text:span text:style-name="T1">La Raspberry Pi modelo B, tiene un consumo de 3,5W usando una corriente de 700mA 5V. No obstante la corriente máxima que admite el fusible del usb de alimentación son 1,1Amperios, por lo que modelamos para este caso extremo de consumo. Por lo tanto tenemos 1,1Amperios a 5Voltios, que nos da un consumo máximo de 5,5W por cada Raspberry Pi.</text:span></text:p>
      <text:p text:style-name="P1"><text:span text:style-name="T1"/></text:p>
      <text:p text:style-name="P1"><text:span text:style-name="T1">El arduino Mega2560 se alimenta a 5 voltios de la entrada usb, entrada </text:span><text:span text:style-name="T6">que</text:span><text:span text:style-name="T1"> dispone de un polyfusible para proteger frente al exceso de corriente. En este caso el limite es de 500mA. Seguramente el consumo puede ser mayor si se alimenta desde la entrada DC. Si la alimentación por usb implica un máximo de 2,5 W; Modelamos el consumo máximo del dispositivo en </text:span><text:span text:style-name="T2">5 </text:span><text:span text:style-name="T6">W</text:span><text:span text:style-name="T1">. <text:s/>La corriente máxima en el pin 3,3V son 50mA y en cada pin I/O son 40mA.</text:span></text:p>
      <text:p text:style-name="P1"><text:span text:style-name="T1"/></text:p>
      <text:p text:style-name="P2"><text:span text:style-name="T2">El arduino Leonardo tiene unos valores de consumo muy similares, aunque </text:span><text:span text:style-name="T6">también</text:span><text:span text:style-name="T2"> </text:span><text:span text:style-name="T6">estará</text:span><text:span text:style-name="T2"> más limitado al disponer de un reducido numero de I/O. Seguimos disponiendo de nuestro fusible en la entrada USB. Modelo el consumo del dispositivo en 5W</text:span></text:p>
      <text:p text:style-name="P2"><text:span text:style-name="T2"/></text:p>
      <text:p text:style-name="P2"><text:span text:style-name="T2">No sería descabellado modelar todos los modelos de arduino con un consumo de 5W, habiendo ya aplicado un coeficiente de seguridad de 2 para el caso de alimentación USB. Como la alimentación de la pantalla lcd procede de estos dispositivos, no es necesario </text:span><text:span text:style-name="T6">moldearlo</text:span><text:span text:style-name="T2"> nuevamente.</text:span></text:p>
      <text:p text:style-name="P2"><text:span text:style-name="T2"/></text:p>
      <text:p text:style-name="P2"><text:span text:style-name="T2">Por lo tanto hemos modelado el consumo de estos dispositivos en un total de 11+15=26 </text:span><text:span text:style-name="T6">W.</text:span></text:p>
      <text:p text:style-name="P2"><text:span text:style-name="T2">Un consumo muy asequible. En el caso de añadir salidas de corriente </text:span><text:span text:style-name="T6">adicionales</text:span><text:span text:style-name="T2"> para conectar otros dispositivos, será necesario un nuevo análisis.</text:span></text:p>
      <text:p text:style-name="P2"><text:span text:style-name="T2"/></text:p>
      <text:p text:style-name="P2"><text:span text:style-name="T2">Buscando alguna batería apropiada, y </text:span><text:span text:style-name="T6">eligiendo</text:span><text:span text:style-name="T2"> una batería de plomo:</text:span></text:p>
      <text:p text:style-name="P2"><text:span text:style-name="T2"/></text:p>
      <text:p text:style-name="P2"><text:span text:style-name="T2">Suponiendo un consumo </text:span><text:span text:style-name="T6">instantáneo</text:span><text:span text:style-name="T2"> máximo ya que todos los dispositivos usan 5 voltios como entrada, </text:span><text:span text:style-name="T6">estaríamos</text:span><text:span text:style-name="T2"> usando 5,2 Amperios.</text:span></text:p>
      <text:p text:style-name="P2"><text:span text:style-name="T2"/></text:p>
      <text:p text:style-name="P2"><text:span text:style-name="T2"/></text:p>
      <text:p text:style-name="P2"><text:span text:style-name="T2"/></text:p>
      <text:p text:style-name="P2"><text:soft-page-break/><text:span text:style-name="T2"/></text:p>
      <text:h text:style-name="P11" text:outline-level="1"><text:span text:style-name="T2">Batería plomo AGM S 6V-2.8Ah 6V 2.8Ah T1</text:span></text:h>
      <text:p text:style-name="P5">Código : AMP1003</text:p>
      <text:p text:style-name="P7"><text:span text:style-name="T3">Tecnología : Plomo Sellado AGM</text:span><text:line-break/><text:span text:style-name="T3">Voltaje : 6V</text:span><text:line-break/><text:span text:style-name="T3">Capacidad mínima : 2,8Ah</text:span><text:line-break/><text:span text:style-name="T3">Dimensión : 66mm (L) x 33mm (An) x 104mm (Al)</text:span> <text:span text:style-name="T2"><text:s/></text:span></text:p>
      <text:p text:style-name="P7"><text:span text:style-name="T2"/></text:p>
      <text:p text:style-name="P8"><text:span text:style-name="T4">17,90€ con iva</text:span></text:p>
      <text:p text:style-name="P8"><text:span text:style-name="T4"/></text:p>
      <text:p text:style-name="P6"><text:a xlink:type="simple" xlink:href="http://www.all-batteries.es/bateria-plomo-agm-s-6v-2-8ah-6v-2-8ah-t1-amp1003.html"><text:span text:style-name="T5">http://www.all-batteries.es/bateria-plomo-agm-s-6v-2-8ah-6v-2-8ah-t1-amp1003.html</text:span></text:a></text:p>
      <text:p text:style-name="P7"><text:span text:style-name="T2"/></text:p>
      <text:p text:style-name="P7"><text:span text:style-name="T2"/></text:p>
      <text:p text:style-name="P7"><text:span text:style-name="T2"/></text:p>
      <text:p text:style-name="P4"><text:span text:style-name="T2">En el caso de esta batería de 6 voltios, con una posterior etapa de conversión a 5 voltios. Podemos suponer los siguientes </text:span><text:span text:style-name="T6">cálculos</text:span><text:span text:style-name="T2">: 26 w consumo pico / 6 voltios batería, implicaría una demanda máxima de 4,4 Amperios. Por lo que está batería en caso de corte de suministro nos aguantaría un tiempo </text:span><text:span text:style-name="T6">mínimo</text:span><text:span text:style-name="T2"> de : </text:span><text:span text:style-name="T4">2,8Ah/ 4,4 A demanda *1 hora= 0,636 * 1 hora = 38 minutos</text:span></text:p>
      <text:p text:style-name="P9"><text:span text:style-name="T4"/></text:p>
      <text:p text:style-name="P10"><text:span text:style-name="T4">Con las dimensiones que nos indica, ocupa 66 mm de largo, 33 de ancho y 104 de alto. Con unas dimensiones más que adecuad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Segoe UI"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7d5c6"/>
    </style:style>
    <style:style style:name="MT1" style:family="text">
      <style:text-properties officeooo:rsid="0007d5c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Estudio del consumo eléctrico y potencia del PFC.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2S</meta:editing-duration>
    <meta:editing-cycles>4</meta:editing-cycles>
    <meta:generator>LibreOffice/4.0.2.2$Windows_x86 LibreOffice_project/4c82dcdd6efcd48b1d8bba66bfe1989deee49c3</meta:generator>
    <dc:date>2014-03-11T12:07:44.09</dc:date>
    <meta:document-statistic meta:table-count="0" meta:image-count="1" meta:object-count="0" meta:page-count="2" meta:paragraph-count="25" meta:word-count="551" meta:character-count="3330" meta:non-whitespace-character-count="2800"/>
    <meta:user-defined meta:name="Info 1"/>
    <meta:user-defined meta:name="Info 2"/>
    <meta:user-defined meta:name="Info 3"/>
    <meta:user-defined meta:name="Info 4"/>
  </office:meta>
</office:document-meta>
</file>